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connector draw:style-name="gr4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5" draw:layer="layout" svg:width="2cm" svg:height="2.2cm" svg:x="3.6cm" svg:y="7.5cm">
          <draw:text-box>
            <text:p>2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 text:style-name="P1">3.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31:44.609000000</dc:date>
    <meta:editing-duration>PT44M15S</meta:editing-duration>
    <meta:editing-cycles>8</meta:editing-cycles>
    <meta:generator>LibreOffice/4.3.0.4$Windows_x86 LibreOffice_project/62ad5818884a2fc2e5780dd45466868d41009ec0</meta:generator>
    <meta:document-statistic meta:object-count="9"/>
  </office:meta>
</office:document-meta>
</file>